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TRUE&quot;;&quot;FALSE&quot;;&quot;&quot;)" table:allow-empty-cell="tru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ample_id</text:p>
          </table:table-cell>
          <table:table-cell table:style-name="ce1" table:content-validation-name="val1" office:value-type="string" calcext:value-type="string">
            <text:p>author1</text:p>
          </table:table-cell>
          <table:table-cell table:style-name="ce1" table:content-validation-name="val1" office:value-type="string" calcext:value-type="string">
            <text:p>author2</text:p>
          </table:table-cell>
          <table:table-cell table:style-name="ce1" table:content-validation-name="val1" office:value-type="string" calcext:value-type="string">
            <text:p>author3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749b25b7db00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2:.D2];1) &gt; COUNTIF([.B2:.D2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gh_futurestudio_matplotlib-tutorials_71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3:.D3];1) &gt; COUNTIF([.B3:.D3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ibyehab_matplotlib-tutorial_920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4:.D4];1) &gt; COUNTIF([.B4:.D4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757069321be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5:.D5];1) &gt; COUNTIF([.B5:.D5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24782e90cd18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content-validation-name="val1" office:value-type="boolean" office:boolean-value="false" calcext:value-type="boolean">
            <text:p>FALSE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formula="of:=COUNTIF([.B6:.D6];1) &gt; COUNTIF([.B6:.D6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b4783e0f447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7:.D7];1) &gt; COUNTIF([.B7:.D7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0ee0372dffd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8:.D8];1) &gt; COUNTIF([.B8:.D8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48eb058e495b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9:.D9];1) &gt; COUNTIF([.B9:.D9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ce7319bc2aaa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10:.D10];1) &gt; COUNTIF([.B10:.D10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ganalytics_6-summary-matplotlib_2091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11:.D11];1) &gt; COUNTIF([.B11:.D11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6b4159978e23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12:.D12];1) &gt; COUNTIF([.B12:.D12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476692fc7344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13:.D13];1) &gt; COUNTIF([.B13:.D13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203410aeed9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14:.D14];1) &gt; COUNTIF([.B14:.D14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a2f0026c0901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content-validation-name="val1" office:value-type="boolean" office:boolean-value="false" calcext:value-type="boolean">
            <text:p>FALSE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formula="of:=COUNTIF([.B15:.D15];1) &gt; COUNTIF([.B15:.D15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756c2877045f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16:.D16];1) &gt; COUNTIF([.B16:.D16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42e2f2c2716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17:.D17];1) &gt; COUNTIF([.B17:.D17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ibyehab_matplotlib-tutorial_978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18:.D18];1) &gt; COUNTIF([.B18:.D18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69ebc6ff273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number-columns-repeated="2" table:content-validation-name="val1" office:value-type="boolean" office:boolean-value="false" calcext:value-type="boolean">
            <text:p>FALSE</text:p>
          </table:table-cell>
          <table:table-cell table:formula="of:=COUNTIF([.B19:.D19];1) &gt; COUNTIF([.B19:.D19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5e8f6d0c522b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20:.D20];1) &gt; COUNTIF([.B20:.D20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ibyehab_matplotlib-tutorial_929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21:.D21];1) &gt; COUNTIF([.B21:.D21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8d5b88c46217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number-columns-repeated="2" table:content-validation-name="val1" office:value-type="boolean" office:boolean-value="false" calcext:value-type="boolean">
            <text:p>FALSE</text:p>
          </table:table-cell>
          <table:table-cell table:formula="of:=COUNTIF([.B22:.D22];1) &gt; COUNTIF([.B22:.D22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sajanabuhmesa_mastering-data-visualization-with-matplotlib_3922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23:.D23];1) &gt; COUNTIF([.B23:.D23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metin2_matplotlib-egitim-serisi_3023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24:.D24];1) &gt; COUNTIF([.B24:.D24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mhmdkardosha_guide-to-seaborn-data-visualization_721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25:.D25];1) &gt; COUNTIF([.B25:.D25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1b73303f4271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26:.D26];1) &gt; COUNTIF([.B26:.D26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63378a56c40c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27:.D27];1) &gt; COUNTIF([.B27:.D27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urvanshsingh_story-telling-with-seaborn_2280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28:.D28];1) &gt; COUNTIF([.B28:.D28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10962c5d4939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29:.D29];1) &gt; COUNTIF([.B29:.D29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mrsumitjha_matplotlib-tutorial-1_1152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30:.D30];1) &gt; COUNTIF([.B30:.D30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8a447dad8abe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number-columns-repeated="2" table:content-validation-name="val1" office:value-type="boolean" office:boolean-value="false" calcext:value-type="boolean">
            <text:p>FALSE</text:p>
          </table:table-cell>
          <table:table-cell table:formula="of:=COUNTIF([.B31:.D31];1) &gt; COUNTIF([.B31:.D31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bedi756_matplotlib-tutorial_2427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32:.D32];1) &gt; COUNTIF([.B32:.D32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74c5da4ad0c3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33:.D33];1) &gt; COUNTIF([.B33:.D33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1ff67f07e1b0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34:.D34];1) &gt; COUNTIF([.B34:.D34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5bc3c7241f0f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35:.D35];1) &gt; COUNTIF([.B35:.D35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b00ec7dfbe0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36:.D36];1) &gt; COUNTIF([.B36:.D36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omiarafarhana_matplotlib-basic_2792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37:.D37];1) &gt; COUNTIF([.B37:.D37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8a2f37512be3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38:.D38];1) &gt; COUNTIF([.B38:.D38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5c121d373f1f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39:.D39];1) &gt; COUNTIF([.B39:.D39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a5f6b45b3c1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40:.D40];1) &gt; COUNTIF([.B40:.D40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havkaur_matplotlib-notebook_1362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41:.D41];1) &gt; COUNTIF([.B41:.D41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96049ffc803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42:.D42];1) &gt; COUNTIF([.B42:.D42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612cf88ad7d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43:.D43];1) &gt; COUNTIF([.B43:.D43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03c025702f6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44:.D44];1) &gt; COUNTIF([.B44:.D44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3e8451318ffa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45:.D45];1) &gt; COUNTIF([.B45:.D45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738f081ee34c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46:.D46];1) &gt; COUNTIF([.B46:.D46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3d9ca5d869a1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47:.D47];1) &gt; COUNTIF([.B47:.D47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6b8fc62d763a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48:.D48];1) &gt; COUNTIF([.B48:.D48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kyungapark_matplotlib_3099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49:.D49];1) &gt; COUNTIF([.B49:.D49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814a8ce361b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50:.D50];1) &gt; COUNTIF([.B50:.D50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cf986a00988d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51:.D51];1) &gt; COUNTIF([.B51:.D51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7342cbb73784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52:.D52];1) &gt; COUNTIF([.B52:.D52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lalitharajesh_plotting-with-matplotlib_1845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53:.D53];1) &gt; COUNTIF([.B53:.D53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0d81292ff35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54:.D54];1) &gt; COUNTIF([.B54:.D54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fa35bdc319e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55:.D55];1) &gt; COUNTIF([.B55:.D55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08ec9af7e90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56:.D56];1) &gt; COUNTIF([.B56:.D56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ab37d9959050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57:.D57];1) &gt; COUNTIF([.B57:.D57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9c0d6525f7cc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58:.D58];1) &gt; COUNTIF([.B58:.D58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hanhlimlk_matplotlib-tutorial-for-beginners_3591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59:.D59];1) &gt; COUNTIF([.B59:.D59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3d0c53115407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60:.D60];1) &gt; COUNTIF([.B60:.D60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c127a7d48f8c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number-columns-repeated="2" table:content-validation-name="val1" office:value-type="boolean" office:boolean-value="false" calcext:value-type="boolean">
            <text:p>FALSE</text:p>
          </table:table-cell>
          <table:table-cell table:formula="of:=COUNTIF([.B61:.D61];1) &gt; COUNTIF([.B61:.D61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erkaylhan_human-resources-data-set-matplotlib_975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62:.D62];1) &gt; COUNTIF([.B62:.D62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2c1efaca5e9c</text:p>
          </table:table-cell>
          <table:table-cell table:number-columns-repeated="2" table:content-validation-name="val1" office:value-type="boolean" office:boolean-value="true" calcext:value-type="boolean">
            <text:p>TRUE</text:p>
          </table:table-cell>
          <table:table-cell table:content-validation-name="val1" office:value-type="boolean" office:boolean-value="false" calcext:value-type="boolean">
            <text:p>FALSE</text:p>
          </table:table-cell>
          <table:table-cell table:formula="of:=COUNTIF([.B63:.D63];1) &gt; COUNTIF([.B63:.D63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manarsaber_data-visualization-with-matplotlib-tutorial_3360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64:.D64];1) &gt; COUNTIF([.B64:.D64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18251f80ebfc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number-columns-repeated="2" table:content-validation-name="val1" office:value-type="boolean" office:boolean-value="false" calcext:value-type="boolean">
            <text:p>FALSE</text:p>
          </table:table-cell>
          <table:table-cell table:formula="of:=COUNTIF([.B65:.D65];1) &gt; COUNTIF([.B65:.D65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300d0ae5acdd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66:.D66];1) &gt; COUNTIF([.B66:.D66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4295f62cdf69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67:.D67];1) &gt; COUNTIF([.B67:.D67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ngrshabir_matplotlib_1834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68:.D68];1) &gt; COUNTIF([.B68:.D68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4567167a96fa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69:.D69];1) &gt; COUNTIF([.B69:.D69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mohimaakter_scatterplot-with-seaborn_5005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70:.D70];1) &gt; COUNTIF([.B70:.D70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ibyehab_matplotlib-tutorial_910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71:.D71];1) &gt; COUNTIF([.B71:.D71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di1kotha_matplotlib-for-data-visualization-hands-on_2893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72:.D72];1) &gt; COUNTIF([.B72:.D72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291ade7c7c8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content-validation-name="val1" office:value-type="boolean" office:boolean-value="false" calcext:value-type="boolean">
            <text:p>FALSE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formula="of:=COUNTIF([.B73:.D73];1) &gt; COUNTIF([.B73:.D73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1f42cea16598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74:.D74];1) &gt; COUNTIF([.B74:.D74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a5754de586f9</text:p>
          </table:table-cell>
          <table:table-cell table:number-columns-repeated="2" table:content-validation-name="val1" office:value-type="boolean" office:boolean-value="true" calcext:value-type="boolean">
            <text:p>TRUE</text:p>
          </table:table-cell>
          <table:table-cell table:content-validation-name="val1" office:value-type="boolean" office:boolean-value="false" calcext:value-type="boolean">
            <text:p>FALSE</text:p>
          </table:table-cell>
          <table:table-cell table:formula="of:=COUNTIF([.B75:.D75];1) &gt; COUNTIF([.B75:.D75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a3f74c2fcf69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76:.D76];1) &gt; COUNTIF([.B76:.D76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sagorkumarmitra_matplotlib-seaborn-walkthrough_3031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77:.D77];1) &gt; COUNTIF([.B77:.D77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501346fa094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78:.D78];1) &gt; COUNTIF([.B78:.D78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cc391b744cf9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79:.D79];1) &gt; COUNTIF([.B79:.D79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6f0a12f4c0d8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80:.D80];1) &gt; COUNTIF([.B80:.D80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385620c4d22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81:.D81];1) &gt; COUNTIF([.B81:.D81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07e641911be0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82:.D82];1) &gt; COUNTIF([.B82:.D82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sahil23009_matplotlib_2028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number-columns-repeated="2" table:content-validation-name="val1" office:value-type="boolean" office:boolean-value="false" calcext:value-type="boolean">
            <text:p>FALSE</text:p>
          </table:table-cell>
          <table:table-cell table:formula="of:=COUNTIF([.B83:.D83];1) &gt; COUNTIF([.B83:.D83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amramzanai_matplotlib-tutorial-beginner-to-advanced_1327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84:.D84];1) &gt; COUNTIF([.B84:.D84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32d31fd71064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85:.D85];1) &gt; COUNTIF([.B85:.D85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ibyehab_matplotlib-tutorial_919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86:.D86];1) &gt; COUNTIF([.B86:.D86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cefa1b8d04fe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87:.D87];1) &gt; COUNTIF([.B87:.D87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mafhhdeveolper_visualization-using-matplotlib_123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88:.D88];1) &gt; COUNTIF([.B88:.D88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zeeshanyounas001_iris-flower-prediction_2607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89:.D89];1) &gt; COUNTIF([.B89:.D89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mhassansaboor_matplotlib-cheatsheet-visualize-like-a-pro_3212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90:.D90];1) &gt; COUNTIF([.B90:.D90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f4bb772325e9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content-validation-name="val1" office:value-type="boolean" office:boolean-value="false" calcext:value-type="boolean">
            <text:p>FALSE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formula="of:=COUNTIF([.B91:.D91];1) &gt; COUNTIF([.B91:.D91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94b3b3eb0af6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92:.D92];1) &gt; COUNTIF([.B92:.D92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3134991b9933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number-columns-repeated="2" table:content-validation-name="val1" office:value-type="boolean" office:boolean-value="false" calcext:value-type="boolean">
            <text:p>FALSE</text:p>
          </table:table-cell>
          <table:table-cell table:formula="of:=COUNTIF([.B93:.D93];1) &gt; COUNTIF([.B93:.D93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7e029caf8bf2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94:.D94];1) &gt; COUNTIF([.B94:.D94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lbertovidalrod_seaborn-cheat-sheet-a-guide-to-most-graphs_2599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95:.D95];1) &gt; COUNTIF([.B95:.D95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444fbdb3fe55</text:p>
          </table:table-cell>
          <table:table-cell table:number-columns-repeated="3" table:content-validation-name="val1" office:value-type="boolean" office:boolean-value="false" calcext:value-type="boolean">
            <text:p>FALSE</text:p>
          </table:table-cell>
          <table:table-cell table:formula="of:=COUNTIF([.B96:.D96];1) &gt; COUNTIF([.B96:.D96];0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tifaliak_mastering-data-visualization-matplotlib_102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97:.D97];1) &gt; COUNTIF([.B97:.D97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iamramzanai_matplotlib-tutorial-beginner-to-advanced_1335</text:p>
          </table:table-cell>
          <table:table-cell table:number-columns-repeated="3" table:content-validation-name="val1" office:value-type="boolean" office:boolean-value="true" calcext:value-type="boolean">
            <text:p>TRUE</text:p>
          </table:table-cell>
          <table:table-cell table:formula="of:=COUNTIF([.B98:.D98];1) &gt; COUNTIF([.B98:.D98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omiarafarhana_matplotlib-basic_2799</text:p>
          </table:table-cell>
          <table:table-cell table:number-columns-repeated="2" table:content-validation-name="val1" office:value-type="boolean" office:boolean-value="true" calcext:value-type="boolean">
            <text:p>TRUE</text:p>
          </table:table-cell>
          <table:table-cell table:content-validation-name="val1" office:value-type="boolean" office:boolean-value="false" calcext:value-type="boolean">
            <text:p>FALSE</text:p>
          </table:table-cell>
          <table:table-cell table:formula="of:=COUNTIF([.B99:.D99];1) &gt; COUNTIF([.B99:.D99];0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so_14432557_121</text:p>
          </table:table-cell>
          <table:table-cell table:content-validation-name="val1" office:value-type="boolean" office:boolean-value="true" calcext:value-type="boolean">
            <text:p>TRUE</text:p>
          </table:table-cell>
          <table:table-cell table:number-columns-repeated="2" table:content-validation-name="val1" office:value-type="boolean" office:boolean-value="false" calcext:value-type="boolean">
            <text:p>FALSE</text:p>
          </table:table-cell>
          <table:table-cell table:formula="of:=COUNTIF([.B100:.D100];1) &gt; COUNTIF([.B100:.D100];0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6T13:00:17.401514800</meta:creation-date>
    <dc:date>2026-03-16T13:02:19.384535400</dc:date>
    <meta:editing-duration>PT2M2S</meta:editing-duration>
    <meta:editing-cycles>1</meta:editing-cycles>
    <meta:generator>LibreOffice/25.8.5.2$Windows_X86_64 LibreOffice_project/9c8b85f387cc00a89945a79c9e6239f32e450ac2</meta:generator>
    <meta:document-statistic meta:table-count="1" meta:cell-count="500" meta:object-count="0"/>
  </office:meta>
</office:document-meta>
</file>